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>
          <text:p>Le Gouvernement adopte le projet d’arrêté modifiant l'arrêté du 9 février 1998 portant délégations de compétence et de signature aux fonctionnaires généraux et à certains autres agents des services du Gouvernement de la Communauté française - Ministère de la Communauté française.</text:p>
        </text:list-item>
        <text:list-item>
          <text:p>Il charge le Ministre de la Fonction publique de l'exécution de la présente décision.</text:p>
        </text:list-item>
      </text:list>
      <text:p> 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